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images/sc_imagelist.xml" manifest:media-type=""/>
  <manifest:file-entry manifest:full-path="Configurations2/images/Bitmaps/sc_userimages.png" manifest:media-type=""/>
  <manifest:file-entry manifest:full-path="Configurations2/toolbar/custom_toolbar_72f2209f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405cm" style:rel-column-width="20834*"/>
    </style:style>
    <style:style style:name="Tabella1.B" style:family="table-column">
      <style:table-column-properties style:column-width="1.916cm" style:rel-column-width="7384*"/>
    </style:style>
    <style:style style:name="Tabella1.C" style:family="table-column">
      <style:table-column-properties style:column-width="9.68cm" style:rel-column-width="37317*"/>
    </style:style>
    <style:style style:name="Tabella1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none" fo:border-top="none" fo:border-bottom="0.05pt solid #000000"/>
    </style:style>
    <style:style style:name="Tabella1.B11" style:family="table-cell">
      <style:table-cell-properties fo:padding="0.097cm" fo:border-left="0.05pt solid #000000" fo:border-right="none" fo:border-top="none" fo:border-bottom="0.05pt solid #000000"/>
    </style:style>
    <style:style style:name="Tabel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B12" style:family="table-cell">
      <style:table-cell-properties fo:padding="0.097cm" fo:border-left="0.05pt solid #000000" fo:border-right="none" fo:border-top="none" fo:border-bottom="0.05pt solid #000000"/>
    </style:style>
    <style:style style:name="Tabel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none" fo:border-top="none" fo:border-bottom="0.05pt solid #000000"/>
    </style:style>
    <style:style style:name="Tabella1.B13" style:family="table-cell">
      <style:table-cell-properties fo:padding="0.097cm" fo:border-left="0.05pt solid #000000" fo:border-right="none" fo:border-top="none" fo:border-bottom="0.05pt solid #000000"/>
    </style:style>
    <style:style style:name="Tabel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none" fo:border-top="none" fo:border-bottom="0.05pt solid #000000"/>
    </style:style>
    <style:style style:name="Tabella1.B14" style:family="table-cell">
      <style:table-cell-properties fo:padding="0.097cm" fo:border-left="0.05pt solid #000000" fo:border-right="none" fo:border-top="none" fo:border-bottom="0.05pt solid #000000"/>
    </style:style>
    <style:style style:name="Tabella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405cm" style:rel-column-width="20834*"/>
    </style:style>
    <style:style style:name="Tabella2.B" style:family="table-column">
      <style:table-column-properties style:column-width="1.916cm" style:rel-column-width="7384*"/>
    </style:style>
    <style:style style:name="Tabella2.C" style:family="table-column">
      <style:table-column-properties style:column-width="9.68cm" style:rel-column-width="37317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style:text-autospace="none"/>
      <style:text-properties fo:font-size="12pt" style:font-size-asian="12pt" style:font-size-complex="12pt"/>
    </style:style>
    <style:style style:name="P2" style:family="paragraph" style:parent-style-name="Standard">
      <style:text-properties style:font-name="Times New Roman" fo:font-size="12pt" fo:font-style="normal" style:font-name-asian="Arial1" style:font-size-asian="12pt" style:font-style-asian="normal" style:font-name-complex="Arial1" style:font-size-complex="12pt" style:font-style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Times New Roman" fo:font-size="12pt" fo:font-style="normal" style:font-name-asian="Arial1" style:font-size-asian="12pt" style:font-style-asian="normal" style:font-name-complex="Arial1" style:font-size-complex="12pt" style:font-style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Times New Roman" fo:font-size="12pt" style:font-name-asian="Arial1" style:font-size-asian="12pt" style:font-name-complex="Arial1" style:font-size-complex="12pt"/>
    </style:style>
    <style:style style:name="P5" style:family="paragraph" style:parent-style-name="Table_20_Contents"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Times New Roman" fo:font-size="12pt" fo:font-style="normal" style:font-name-asian="Arial1" style:font-size-asian="12pt" style:font-style-asian="normal" style:font-name-complex="Arial1" style:font-size-complex="12pt" style:font-style-complex="normal"/>
    </style:style>
    <style:style style:name="P7" style:family="paragraph" style:parent-style-name="Table_20_Contents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8" style:family="paragraph" style:parent-style-name="Table_20_Contents">
      <style:text-properties style:font-name="Times New Roman" fo:font-size="12pt" style:font-size-asian="12pt" style:font-size-complex="12pt"/>
    </style:style>
    <style:style style:name="P9" style:family="paragraph" style:parent-style-name="Table_20_Contents">
      <style:text-properties officeooo:paragraph-rsid="000d3597"/>
    </style:style>
    <style:style style:name="T1" style:family="text">
      <style:text-properties style:font-name="Arial1" fo:font-style="italic" style:font-name-asian="Arial1" style:font-style-asian="italic" style:font-name-complex="Arial1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0d35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Questionario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Table_20_Heading">Nome</text:p>
          </table:table-cell>
          <table:table-cell table:style-name="Tabella1.A1" office:value-type="string">
            <text:p text:style-name="Table_20_Heading">Tipo</text:p>
          </table:table-cell>
          <table:table-cell table:style-name="Tabella1.C1" office:value-type="string">
            <text:p text:style-name="Table_20_Heading">Descrizione</text:p>
          </table:table-cell>
        </table:table-row>
        <table:table-row>
          <table:table-cell table:style-name="Tabella1.A14" office:value-type="string">
            <text:p text:style-name="P9"><text:span text:style-name="T4">Personale asilo</text:span></text:p>
          </table:table-cell>
          <table:table-cell table:style-name="Tabella1.B14" office:value-type="string">
            <text:p text:style-name="Table_20_Contents"><text:drop-down text:name="Tipo di dato"><text:label text:current-selected="true" text:value="Entity"/><text:label text:value="Control"/><text:label text:value="Boundary"/>Entity</text:drop-down></text:p>
          </table:table-cell>
          <table:table-cell table:style-name="Tabella1.C14" office:value-type="string">
            <text:p text:style-name="Table_20_Contents"><text:text-input text:description="">Delegato che gestisce la stesura dei questionari. Un delegato quetionari ha il compito di inserire,modificare,eliminare  i questionari dal sistema, raccogliendone i risultati statistici.</text:text-input></text:p>
          </table:table-cell>
        </table:table-row>
        <table:table-row>
          <table:table-cell table:style-name="Tabella1.A14" office:value-type="string">
            <text:p text:style-name="Table_20_Contents">Questionario</text:p>
          </table:table-cell>
          <table:table-cell table:style-name="Tabella1.B14" office:value-type="string">
            <text:p text:style-name="Table_20_Contents">Entity</text:p>
          </table:table-cell>
          <table:table-cell table:style-name="Tabella1.C14" office:value-type="string">
            <text:p text:style-name="Table_20_Contents">Un insieme di quesiti,formulati dal delegato questionari <text:s/>ai fini di un indagine statistica.</text:p>
          </table:table-cell>
        </table:table-row>
        <table:table-row>
          <table:table-cell table:style-name="Tabella1.A14" office:value-type="string">
            <text:p text:style-name="P5">BottoneInserisciQuestionario</text:p>
          </table:table-cell>
          <table:table-cell table:style-name="Tabella1.B14" office:value-type="string">
            <text:p text:style-name="Table_20_Contents">Boundary</text:p>
          </table:table-cell>
          <table:table-cell table:style-name="Tabella1.C14" office:value-type="string">
            <text:p text:style-name="Table_20_Contents">Bottone usato dal Delegato Questionari per inserire il questionario nel sistema.</text:p>
          </table:table-cell>
        </table:table-row>
        <table:table-row>
          <table:table-cell table:style-name="Tabella1.A14" office:value-type="string">
            <text:p text:style-name="P6">BottoneVisualizzaQuestionari</text:p>
          </table:table-cell>
          <table:table-cell table:style-name="Tabella1.B14" office:value-type="string">
            <text:p text:style-name="Table_20_Contents">Boundary</text:p>
          </table:table-cell>
          <table:table-cell table:style-name="Tabella1.C14" office:value-type="string">
            <text:p text:style-name="P1">Bottone usato dall<text:span text:style-name="T1">'utente autenticato </text:span>per iniziare lo use case<text:span text:style-name="T1"> Visualizzazione questionari.</text:span></text:p>
          </table:table-cell>
        </table:table-row>
        <table:table-row>
          <table:table-cell table:style-name="Tabella1.A14" office:value-type="string">
            <text:p text:style-name="P6">FormRicercaQuestionario</text:p>
          </table:table-cell>
          <table:table-cell table:style-name="Tabella1.B14" office:value-type="string">
            <text:p text:style-name="P7">Boundary</text:p>
          </table:table-cell>
          <table:table-cell table:style-name="Tabella1.C14" office:value-type="string">
            <text:p text:style-name="P2">Form usata per l’input dei dati di ricerca. Questa form</text:p>
            <text:p text:style-name="P3">è presentata all'utente autenticato quando la funzione “Ricerca Questionari” è selezionata.</text:p>
          </table:table-cell>
        </table:table-row>
        <table:table-row>
          <table:table-cell table:style-name="Tabella1.A14" office:value-type="string">
            <text:p text:style-name="Table_20_Contents">BottoneVisualizzaStatisticheQuestionari</text:p>
          </table:table-cell>
          <table:table-cell table:style-name="Tabella1.B14" office:value-type="string">
            <text:p text:style-name="Table_20_Contents">Boundary</text:p>
          </table:table-cell>
          <table:table-cell table:style-name="Tabella1.C14" office:value-type="string">
            <text:p text:style-name="Table_20_Contents">Bottone utilizzato dall'utente autenticato per visualizzare le statistiche dei questionari.</text:p>
          </table:table-cell>
        </table:table-row>
        <table:table-row>
          <table:table-cell table:style-name="Tabella1.A14" office:value-type="string">
            <text:p text:style-name="Table_20_Contents">FormInserimentoQuestionario</text:p>
          </table:table-cell>
          <table:table-cell table:style-name="Tabella1.B14" office:value-type="string">
            <text:p text:style-name="Table_20_Contents">Boundary</text:p>
          </table:table-cell>
          <table:table-cell table:style-name="Tabella1.C14" office:value-type="string">
            <text:p text:style-name="Table_20_Contents">Form utilizzata per dare al Delegato <text:s/>la possibilità di scegliere la “Sezione” destinazione di un “Argomento” che deve essere utilizzato mediante la funzionalità “Sposta Argomento”.</text:p>
          </table:table-cell>
        </table:table-row>
        <table:table-row>
          <table:table-cell table:style-name="Tabella1.A14" office:value-type="string">
            <text:p text:style-name="Table_20_Contents">BottoneVisualizzaDettagliQuestionaro</text:p>
          </table:table-cell>
          <table:table-cell table:style-name="Tabella1.B14" office:value-type="string">
            <text:p text:style-name="Table_20_Contents">Boundary</text:p>
          </table:table-cell>
          <table:table-cell table:style-name="Tabella1.C14" office:value-type="string">
            <text:p text:style-name="Table_20_Contents">Bottone utilizzato dal Delegato Questionari per visualizzare i dettagli dei vari questionari.</text:p>
          </table:table-cell>
        </table:table-row>
        <table:table-row>
          <table:table-cell table:style-name="Tabella1.A14" office:value-type="string">
            <text:p text:style-name="Table_20_Contents">BottoneEliminaQuestionario</text:p>
          </table:table-cell>
          <table:table-cell table:style-name="Tabella1.B14" office:value-type="string">
            <text:p text:style-name="Table_20_Contents">Boundary</text:p>
          </table:table-cell>
          <table:table-cell table:style-name="Tabella1.C14" office:value-type="string">
            <text:p text:style-name="Table_20_Contents">Bottone visualizzato all'utente autenticato che visualizza un argomento per dargli accesso alla funzionalità “EliminaQuestionario”.</text:p>
          </table:table-cell>
        </table:table-row>
        <table:table-row>
          <table:table-cell table:style-name="Tabella1.A14" office:value-type="string">
            <text:p text:style-name="Table_20_Contents">ControlVisualizzaDettagliQuestionaro</text:p>
          </table:table-cell>
          <table:table-cell table:style-name="Tabella1.B14" office:value-type="string">
            <text:p text:style-name="Table_20_Contents">Control</text:p>
          </table:table-cell>
          <table:table-cell table:style-name="Tabella1.C14" office:value-type="string">
            <text:p text:style-name="P4">Gestisce la funzione<text:span text:style-name="T2"> Visualizza dettaglio questionario.</text:span></text:p>
            <text:p text:style-name="P4">Questo oggetto è creato quando il Delegato Questionari<text:span text:style-name="T2"> </text:span>seleziona il</text:p>
            <text:p text:style-name="P4">bottone “Visualizza Dettaglio Questionario”. Stampa a video i dettagli del questionario.</text:p>
          </table:table-cell>
        </table:table-row>
        <table:table-row>
          <table:table-cell table:style-name="Tabella1.A14" office:value-type="string">
            <text:p text:style-name="Table_20_Contents">ControlVisualizzaQuestionari</text:p>
          </table:table-cell>
          <table:table-cell table:style-name="Tabella1.B14" office:value-type="string">
            <text:p text:style-name="Table_20_Contents">Control</text:p>
          </table:table-cell>
          <table:table-cell table:style-name="Tabella1.C14" office:value-type="string">
            <text:p text:style-name="Table_20_Contents"><text:span text:style-name="T3">Gestice la funzione </text:span><text:span text:style-name="T2">Visualizza Questionari.</text:span><text:span text:style-name="T3">Stampa a video la lista dei questionari.</text:span></text:p>
          </table:table-cell>
        </table:table-row>
        <table:table-row>
          <table:table-cell table:style-name="Tabella1.A14" office:value-type="string">
            <text:p text:style-name="Table_20_Contents">ControlRicercaQuestionario</text:p>
          </table:table-cell>
          <table:table-cell table:style-name="Tabella1.B14" office:value-type="string">
            <text:p text:style-name="Table_20_Contents">Control</text:p>
          </table:table-cell>
          <table:table-cell table:style-name="Tabella1.C14" office:value-type="string">
            <text:p text:style-name="Table_20_Contents">Gestisce la funzione <text:span text:style-name="T2">Ricerca Questionario.</text:span><text:span text:style-name="T3"> Quando il Delegato Questionari invoca questa funzione tramite l'apposito bottone,l'oggetto crea un apposito form,per l'immissione di un input da ricercare.</text:span></text:p>
          </table:table-cell>
        </table:table-row>
        <table:table-row>
          <table:table-cell table:style-name="Tabella1.A14" office:value-type="string">
            <text:p text:style-name="Table_20_Contents">ControlVisualizzaStatisticheQuestionari</text:p>
          </table:table-cell>
          <table:table-cell table:style-name="Tabella1.B14" office:value-type="string">
            <text:p text:style-name="Table_20_Contents">Control</text:p>
          </table:table-cell>
          <table:table-cell table:style-name="Tabella1.C14" office:value-type="string">
            <text:p text:style-name="Table_20_Contents">Gestisce la funzione Visualizza Statistiche Questionario. Il Delegato Questionari invocando la funzione tramite l'apposito bottone,visualizza i risultati statistici dei questionari.</text:p>
            <text:p text:style-name="Table_20_Contents"/>
          </table:table-cell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8">ControlAggiungiQuestionario</text:p>
          </table:table-cell>
          <table:table-cell table:style-name="Tabella2.A1" office:value-type="string">
            <text:p text:style-name="P8">Control</text:p>
          </table:table-cell>
          <table:table-cell table:style-name="Tabella2.C1" office:value-type="string">
            <text:p text:style-name="P4">Gestisce la funzione<text:span text:style-name="T2"> Aggiungi questionario.</text:span></text:p>
            <text:p text:style-name="P4">Questo oggetto è creato quando il Delegato Questionari<text:span text:style-name="T2"> </text:span>seleziona il</text:p>
            <text:p text:style-name="P4"><text:soft-page-break/>bottone “InserisciQuestionario”. Crea un “FormInserimentoQuestionario”<text:span text:style-name="T2"> </text:span>e</text:p>
            <text:p text:style-name="P4">lo presenta a <text:span text:style-name="T2">DelegatoQuestionari</text:span>. Dopo la sottomissione della form “FormInserisciQuestionario”,</text:p>
            <text:p text:style-name="P4">questo oggetto colleziona l’informazione.L’oggetto Control quindi memorizza il questionario.</text:p>
          </table:table-cell>
        </table:table-row>
        <table:table-row>
          <table:table-cell table:style-name="Tabella2.A2" office:value-type="string">
            <text:p text:style-name="Table_20_Contents">ControlEliminaQuestionari</text:p>
          </table:table-cell>
          <table:table-cell table:style-name="Tabella2.A2" office:value-type="string">
            <text:p text:style-name="Table_20_Contents">Control</text:p>
          </table:table-cell>
          <table:table-cell table:style-name="Tabella2.C2" office:value-type="string">
            <text:p text:style-name="Table_20_Contents">Gestisce la funzione “Elimina Questionario”. Questo oggetto è creato quando l'Utente_Autenticato seleziona il bottone “EliminaQuestionario”,ed elimina il questionario dalla lista questionari.</text:p>
          </table:table-cell>
        </table:table-row>
        <table:table-row>
          <table:table-cell table:style-name="Tabella2.A2" office:value-type="string">
            <text:p text:style-name="Table_20_Contents">ControlCompilaQuestionario</text:p>
          </table:table-cell>
          <table:table-cell table:style-name="Tabella2.A2" office:value-type="string">
            <text:p text:style-name="Table_20_Contents">Control</text:p>
          </table:table-cell>
          <table:table-cell table:style-name="Tabella2.C2" office:value-type="string">
            <text:p text:style-name="Table_20_Contents">Gestisce l'immissione delle domande che saranno presenti nel questionario. Questo oggetto è creato quando l'Utente_Autenticato seleziona il bottone “Compila Questionario”,visualizzando a video un form per l'inserimento delle domande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5T15:07:08.77</meta:creation-date>
    <meta:editing-duration>PT3H34M</meta:editing-duration>
    <meta:editing-cycles>16</meta:editing-cycles>
    <meta:generator>LibreOffice/3.6$Windows_x86 LibreOffice_project/da8c1e6-fd468f4-454e206-f42a4a9-143cfd</meta:generator>
    <meta:initial-creator>gfhj </meta:initial-creator>
    <dc:date>2012-11-13T09:49:40.82</dc:date>
    <meta:document-statistic meta:table-count="2" meta:image-count="0" meta:object-count="0" meta:page-count="2" meta:paragraph-count="59" meta:word-count="349" meta:character-count="3146" meta:non-whitespace-character-count="2853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Mp3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For i = 0 To 5
dispatcher.executeDispatch(document, ".uno:GoToEndOfDoc", "", 0, Array())
Next i

rem ----------------------------------------------------------------------
dim args3(1) as new com.sun.star.beans.PropertyValue
args3(0).Name = "Count"
args3(0).Value = 1
args3(1).Name = "Select"
args3(1).Value = false

dispatcher.executeDispatch(document, ".uno:GoUp", "", 0, args3())

rem ----------------------------------------------------------------------
dispatcher.executeDispatch(document, ".uno:EndOfLineSel", "", 0, Array())

rem ----------------------------------------------------------------------
dim args5(1) as new com.sun.star.beans.PropertyValue
args5(0).Name = "Count"
args5(0).Value = 1
args5(1).Name = "Select"
args5(1).Value = true

dispatcher.executeDispatch(document, ".uno:GoRight", "", 0, args5())

rem ----------------------------------------------------------------------
dim args6(1) as new com.sun.star.beans.PropertyValue
args6(0).Name = "Count"
args6(0).Value = 1
args6(1).Name = "Select"
args6(1).Value = true

dispatcher.executeDispatch(document, ".uno:GoRight", "", 0, args6())

rem ----------------------------------------------------------------------
dispatcher.executeDispatch(document, ".uno:Copy", "", 0, Array())

rem ----------------------------------------------------------------------
dispatcher.executeDispatch(document, ".uno:InsertRows", "", 0, Array())

rem ----------------------------------------------------------------------
dim args9(1) as new com.sun.star.beans.PropertyValue
args9(0).Name = "Count"
args9(0).Value = 1
args9(1).Name = "Select"
args9(1).Value = false

dispatcher.executeDispatch(document, ".uno:GoDown", "", 0, args9())

rem ----------------------------------------------------------------------
dispatcher.executeDispatch(document, ".uno:PageUp", "", 0, Array())

rem ----------------------------------------------------------------------
dim args11(1) as new com.sun.star.beans.PropertyValue
args11(0).Name = "Count"
args11(0).Value = 1
args11(1).Name = "Select"
args11(1).Value = false

dispatcher.executeDispatch(document, ".uno:GoLeft", "", 0, args11())

rem ----------------------------------------------------------------------
dim args12(1) as new com.sun.star.beans.PropertyValue
args12(0).Name = "Count"
args12(0).Value = 1
args12(1).Name = "Select"
args12(1).Value = false

dispatcher.executeDispatch(document, ".uno:GoLeft", "", 0, args12())

rem ----------------------------------------------------------------------
dispatcher.executeDispatch(document, ".uno:Paste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